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0dc3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0dc3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0dc3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0dc3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0dc3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0dc3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0dc3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0dc3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0dc3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0dc3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0dc3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0dc3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0dc3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0dc3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0dc3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0dc3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0dc3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Victor José Martinez Cedeñ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7/10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2270322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Yonny Rafael  Marti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909116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6.95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6" meta:character-count="1163" meta:non-whitespace-character-count="995"/>
    <meta:template xlink:type="simple" xlink:actuate="onRequest" xlink:title="Normal" xlink:href=""/>
  </office:meta>
</office:document-meta>
</file>